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Array Size</text:p>
          </table:table-cell>
          <table:table-cell office:value-type="string" table:style-name="ce2">
            <text:p><text:s/>Time SIMD</text:p>
          </table:table-cell>
          <table:table-cell office:value-type="string" table:style-name="ce2">
            <text:p><text:s/>Time non-SIMD</text:p>
          </table:table-cell>
          <table:table-cell office:value-type="string" table:style-name="ce2">
            <text:p><text:s/>SpeedUP</text:p>
          </table:table-cell>
          <table:table-cell table:number-columns-repeated="16380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.6379999999999999E-3" table:style-name="ce1">
            <text:p>0.001638</text:p>
          </table:table-cell>
          <table:table-cell office:value-type="float" office:value="4.2319999999999997E-3" table:style-name="ce1">
            <text:p>0.004232</text:p>
          </table:table-cell>
          <table:table-cell office:value-type="float" office:value="1.454142" table:style-name="ce1">
            <text:p>1.454142</text:p>
          </table:table-cell>
          <table:table-cell table:number-columns-repeated="2"/>
          <table:table-cell table:style-name="ce1">
            <draw:frame draw:z-index="1" draw:id="id0" draw:style-name="a0" draw:name="Chart 3" svg:x="0.05208in" svg:y="0.13542in" svg:width="5.7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.6648099999999999" table:style-name="ce1">
            <text:p>1.66481</text:p>
          </table:table-cell>
          <table:table-cell office:value-type="float" office:value="0.417267" table:style-name="ce1">
            <text:p>0.417267</text:p>
          </table:table-cell>
          <table:table-cell office:value-type="float" office:value="2.473754" table:style-name="ce1">
            <text:p>2.473754</text:p>
          </table:table-cell>
          <table:table-cell table:number-columns-repeated="16380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0.64142999999999994" table:style-name="ce1">
            <text:p>0.64143</text:p>
          </table:table-cell>
          <table:table-cell office:value-type="float" office:value="2.5511729999999999" table:style-name="ce1">
            <text:p>2.551173</text:p>
          </table:table-cell>
          <table:table-cell office:value-type="float" office:value="1.926828" table:style-name="ce1">
            <text:p>1.926828</text:p>
          </table:table-cell>
          <table:table-cell table:number-columns-repeated="16380"/>
        </table:table-row>
        <table:table-row table:style-name="ro2">
          <table:table-cell office:value-type="float" office:value="30000" table:style-name="ce1">
            <text:p>30000</text:p>
          </table:table-cell>
          <table:table-cell office:value-type="float" office:value="1.449651" table:style-name="ce1">
            <text:p>1.449651</text:p>
          </table:table-cell>
          <table:table-cell office:value-type="float" office:value="3.7797239999999999" table:style-name="ce1">
            <text:p>3.779724</text:p>
          </table:table-cell>
          <table:table-cell office:value-type="float" office:value="2.5926010000000002" table:style-name="ce1">
            <text:p>2.592601</text:p>
          </table:table-cell>
          <table:table-cell table:number-columns-repeated="16380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2.5906699999999998" table:style-name="ce1">
            <text:p>2.59067</text:p>
          </table:table-cell>
          <table:table-cell office:value-type="float" office:value="6.6612850000000003" table:style-name="ce1">
            <text:p>6.661285</text:p>
          </table:table-cell>
          <table:table-cell office:value-type="float" office:value="2.6099079999999999" table:style-name="ce1">
            <text:p>2.609908</text:p>
          </table:table-cell>
          <table:table-cell table:number-columns-repeated="16380"/>
        </table:table-row>
        <table:table-row table:style-name="ro2">
          <table:table-cell office:value-type="float" office:value="50000" table:style-name="ce1">
            <text:p>50000</text:p>
          </table:table-cell>
          <table:table-cell office:value-type="float" office:value="3.9657110000000002" table:style-name="ce1">
            <text:p>3.965711</text:p>
          </table:table-cell>
          <table:table-cell office:value-type="float" office:value="10.504780999999999" table:style-name="ce1">
            <text:p>10.504781</text:p>
          </table:table-cell>
          <table:table-cell office:value-type="float" office:value="1.9274880000000001" table:style-name="ce1">
            <text:p>1.927488</text:p>
          </table:table-cell>
          <table:table-cell table:number-columns-repeated="16380"/>
        </table:table-row>
        <table:table-row table:style-name="ro2">
          <table:table-cell office:value-type="float" office:value="75000" table:style-name="ce1">
            <text:p>75000</text:p>
          </table:table-cell>
          <table:table-cell office:value-type="float" office:value="9.0670760000000001" table:style-name="ce1">
            <text:p>9.067076</text:p>
          </table:table-cell>
          <table:table-cell office:value-type="float" office:value="23.682929000000001" table:style-name="ce1">
            <text:p>23.682929</text:p>
          </table:table-cell>
          <table:table-cell office:value-type="float" office:value="2.624269" table:style-name="ce1">
            <text:p>2.624269</text:p>
          </table:table-cell>
          <table:table-cell table:number-columns-repeated="16380"/>
        </table:table-row>
        <table:table-row table:style-name="ro2">
          <table:table-cell office:value-type="float" office:value="100000" table:style-name="ce1">
            <text:p>100000</text:p>
          </table:table-cell>
          <table:table-cell office:value-type="float" office:value="15.752192000000001" table:style-name="ce1">
            <text:p>15.752192</text:p>
          </table:table-cell>
          <table:table-cell office:value-type="float" office:value="41.874828999999998" table:style-name="ce1">
            <text:p>41.874829</text:p>
          </table:table-cell>
          <table:table-cell office:value-type="float" office:value="2.6371500000000001" table:style-name="ce1">
            <text:p>2.63715</text:p>
          </table:table-cell>
          <table:table-cell table:number-columns-repeated="16380"/>
        </table:table-row>
        <table:table-row table:style-name="ro2">
          <table:table-cell office:value-type="float" office:value="175000" table:style-name="ce1">
            <text:p>175000</text:p>
          </table:table-cell>
          <table:table-cell office:value-type="float" office:value="48.605469999999997" table:style-name="ce1">
            <text:p>48.60547</text:p>
          </table:table-cell>
          <table:table-cell office:value-type="float" office:value="128.960678" table:style-name="ce1">
            <text:p>128.960678</text:p>
          </table:table-cell>
          <table:table-cell office:value-type="float" office:value="2.6495289999999998" table:style-name="ce1">
            <text:p>2.649529</text:p>
          </table:table-cell>
          <table:table-cell table:number-columns-repeated="16380"/>
        </table:table-row>
        <table:table-row table:style-name="ro2">
          <table:table-cell office:value-type="float" office:value="200000" table:style-name="ce1">
            <text:p>200000</text:p>
          </table:table-cell>
          <table:table-cell office:value-type="float" office:value="63.734358999999998" table:style-name="ce1">
            <text:p>63.734359</text:p>
          </table:table-cell>
          <table:table-cell office:value-type="float" office:value="168.690496" table:style-name="ce1">
            <text:p>168.690496</text:p>
          </table:table-cell>
          <table:table-cell office:value-type="float" office:value="2.6007250000000002" table:style-name="ce1">
            <text:p>2.600725</text:p>
          </table:table-cell>
          <table:table-cell table:number-columns-repeated="16380"/>
        </table:table-row>
        <table:table-row table:style-name="ro2">
          <table:table-cell office:value-type="float" office:value="250000" table:style-name="ce1">
            <text:p>250000</text:p>
          </table:table-cell>
          <table:table-cell office:value-type="float" office:value="98.982567000000003" table:style-name="ce1">
            <text:p>98.982567</text:p>
          </table:table-cell>
          <table:table-cell office:value-type="float" office:value="262.91148900000002" table:style-name="ce1">
            <text:p>262.911489</text:p>
          </table:table-cell>
          <table:table-cell office:value-type="float" office:value="2.385564" table:style-name="ce1">
            <text:p>2.385564</text:p>
          </table:table-cell>
          <table:table-cell table:number-columns-repeated="16380"/>
        </table:table-row>
        <table:table-row table:style-name="ro2">
          <table:table-cell table:style-name="ce1">
            <draw:frame draw:z-index="2" draw:id="id1" draw:style-name="a1" draw:name="Chart 7" svg:x="0.35417in" svg:y="0.14583in" svg:width="4.59375in" svg:height="2.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Abdallah Nawras</dc:creator>
    <meta:creation-date>2020-05-11T04:18:50Z</meta:creation-date>
    <dc:date>2020-05-19T18:10:23Z</dc:date>
    <meta:editing-cycles>1</meta:editing-cycles>
    <meta:editing-duration>PT3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3" chart:minimum="1" chart:interval-major="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414.0pt" chart:style-name="Crt0">
        <chart:title chart:style-name="CT00">
          <text:p text:style-name="a0" text:class-names="" text:cond-style-name=""><text:s text:c="1"/>SpeedUP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svg:x="8.05pt" svg:y="37.09pt" chart:style-name="AT00">
              <text:p text:style-name="a1" text:class-names="" text:cond-style-name="">Speedup of SIMD over Non-SIM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 (M)</text:p>
            </chart:title>
            <chart:grid chart:class="major" chart:style-name="GMa1"/>
          </chart:axis>
          <chart:series chart:label-cell-address="Sheet1.$D$1" chart:values-cell-range-address="Sheet1.$D$2:.$D$13" chart:class="chart:scatter" chart:attached-axis="primary-y" chart:style-name="G0S0">
            <chart:domain table:cell-range-address="Sheet1.$A$2:.$A$13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0S1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255e91" svg:stroke-opacity="100%" draw:stroke-linejoin="round" svg:stroke-linecap="round"/>
    </style:style>
    <style:style style:family="chart" style:name="G0S1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3682b" svg:stroke-opacity="100%" draw:stroke-linejoin="round" svg:stroke-linecap="round"/>
    </style:style>
  </office:automatic-styles>
  <office:body>
    <office:chart>
      <chart:chart chart:class="chart:scatter" svg:height="180.0pt" svg:width="330.75pt" chart:style-name="Crt0">
        <chart:title chart:style-name="CT00">
          <text:p text:style-name="a0" text:class-names="" text:cond-style-name="">Array*Array Multiplication speedup<text:line-break/>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Array Size(M)<text:line-break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eedup of SIMD over Non-SIMD</text:p>
            </chart:title>
            <chart:grid chart:class="major" chart:style-name="GMa1"/>
          </chart:axis>
          <chart:series chart:label-cell-address="local-table.$C$1" chart:values-cell-range-address="local-table.$C$2:.$C$3" chart:class="chart:scatter" chart:attached-axis="primary-y" chart:style-name="G0S0">
            <chart:domain table:cell-range-address="local-table.$B$2:.$B$3"/>
            <chart:data-point chart:repeated="2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series chart:label-cell-address="local-table.$G$1" chart:values-cell-range-address="local-table.$G$2:.$G$3" chart:class="chart:scatter" chart:attached-axis="primary-y" chart:style-name="G0S2">
            <chart:domain table:cell-range-address="local-table.$F$2:.$F$3"/>
            <chart:data-point chart:repeated="2"/>
          </chart:series>
          <chart:series chart:label-cell-address="local-table.$I$1" chart:values-cell-range-address="local-table.$I$2:.$I$3" chart:class="chart:scatter" chart:attached-axis="primary-y" chart:style-name="G0S3">
            <chart:domain table:cell-range-address="local-table.$H$2:.$H$3"/>
            <chart:data-point chart:repeated="2"/>
          </chart:series>
          <chart:series chart:label-cell-address="local-table.$K$1" chart:values-cell-range-address="local-table.$K$2:.$K$3" chart:class="chart:scatter" chart:attached-axis="primary-y" chart:style-name="G0S4">
            <chart:domain table:cell-range-address="local-table.$J$2:.$J$3"/>
            <chart:data-point chart:repeated="2"/>
          </chart:series>
          <chart:series chart:label-cell-address="local-table.$M$1" chart:values-cell-range-address="local-table.$M$2:.$M$3" chart:class="chart:scatter" chart:attached-axis="primary-y" chart:style-name="G0S5">
            <chart:domain table:cell-range-address="local-table.$L$2:.$L$3"/>
            <chart:data-point chart:repeated="2"/>
          </chart:series>
          <chart:series chart:label-cell-address="local-table.$O$1" chart:values-cell-range-address="local-table.$O$2:.$O$3" chart:class="chart:scatter" chart:attached-axis="primary-y" chart:style-name="G0S6">
            <chart:domain table:cell-range-address="local-table.$N$2:.$N$3"/>
            <chart:data-point chart:repeated="2"/>
          </chart:series>
          <chart:series chart:label-cell-address="local-table.$Q$1" chart:values-cell-range-address="local-table.$Q$2:.$Q$3" chart:class="chart:scatter" chart:attached-axis="primary-y" chart:style-name="G0S7">
            <chart:domain table:cell-range-address="local-table.$P$2:.$P$3"/>
            <chart:data-point chart:repeated="2"/>
          </chart:series>
          <chart:series chart:label-cell-address="local-table.$S$1" chart:values-cell-range-address="local-table.$S$2:.$S$3" chart:class="chart:scatter" chart:attached-axis="primary-y" chart:style-name="G0S8">
            <chart:domain table:cell-range-address="local-table.$R$2:.$R$3"/>
            <chart:data-point chart:repeated="2"/>
          </chart:series>
          <chart:series chart:label-cell-address="local-table.$U$1" chart:values-cell-range-address="local-table.$U$2:.$U$3" chart:class="chart:scatter" chart:attached-axis="primary-y" chart:style-name="G0S9">
            <chart:domain table:cell-range-address="local-table.$T$2:.$T$3"/>
            <chart:data-point chart:repeated="2"/>
          </chart:series>
          <chart:series chart:label-cell-address="local-table.$W$1" chart:values-cell-range-address="local-table.$W$2:.$W$3" chart:class="chart:scatter" chart:attached-axis="primary-y" chart:style-name="G0S10">
            <chart:domain table:cell-range-address="local-table.$V$2:.$V$3"/>
            <chart:data-point chart:repeated="2"/>
          </chart:series>
          <chart:series chart:label-cell-address="local-table.$Y$1" chart:values-cell-range-address="local-table.$Y$2:.$Y$3" chart:class="chart:scatter" chart:attached-axis="primary-y" chart:style-name="G0S11">
            <chart:domain table:cell-range-address="local-table.$X$2:.$X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Series2</text:p>
              </table:table-cell>
              <table:table-cell/>
              <table:table-cell office:value-type="string">
                <text:p>Series3</text:p>
              </table:table-cell>
              <table:table-cell/>
              <table:table-cell office:value-type="string">
                <text:p>Series4</text:p>
              </table:table-cell>
              <table:table-cell/>
              <table:table-cell office:value-type="string">
                <text:p>Series5</text:p>
              </table:table-cell>
              <table:table-cell/>
              <table:table-cell office:value-type="string">
                <text:p>Series6</text:p>
              </table:table-cell>
              <table:table-cell/>
              <table:table-cell office:value-type="string">
                <text:p>Series7</text:p>
              </table:table-cell>
              <table:table-cell/>
              <table:table-cell office:value-type="string">
                <text:p>Series8</text:p>
              </table:table-cell>
              <table:table-cell/>
              <table:table-cell office:value-type="string">
                <text:p>Series9</text:p>
              </table:table-cell>
              <table:table-cell/>
              <table:table-cell office:value-type="string">
                <text:p>Series10</text:p>
              </table:table-cell>
              <table:table-cell/>
              <table:table-cell office:value-type="string">
                <text:p>Series11</text:p>
              </table:table-cell>
              <table:table-cell/>
              <table:table-cell office:value-type="string">
                <text:p>Series1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000"/>
            <table:table-cell office:value-type="float" office:value="1"/>
            <table:table-cell office:value-type="float" office:value="10000"/>
            <table:table-cell office:value-type="float" office:value="1"/>
            <table:table-cell office:value-type="float" office:value="20000"/>
            <table:table-cell office:value-type="float" office:value="1"/>
            <table:table-cell office:value-type="float" office:value="30000"/>
            <table:table-cell office:value-type="float" office:value="1"/>
            <table:table-cell office:value-type="float" office:value="40000"/>
            <table:table-cell office:value-type="float" office:value="1"/>
            <table:table-cell office:value-type="float" office:value="50000"/>
            <table:table-cell office:value-type="float" office:value="1"/>
            <table:table-cell office:value-type="float" office:value="75000"/>
            <table:table-cell office:value-type="float" office:value="1"/>
            <table:table-cell office:value-type="float" office:value="100000"/>
            <table:table-cell office:value-type="float" office:value="1"/>
            <table:table-cell office:value-type="float" office:value="175000"/>
            <table:table-cell office:value-type="float" office:value="1"/>
            <table:table-cell office:value-type="float" office:value="200000"/>
            <table:table-cell office:value-type="float" office:value="1"/>
            <table:table-cell office:value-type="float" office:value="250000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454142"/>
            <table:table-cell office:value-type="float" office:value="2"/>
            <table:table-cell office:value-type="float" office:value="2.473754"/>
            <table:table-cell office:value-type="float" office:value="2"/>
            <table:table-cell office:value-type="float" office:value="1.926828"/>
            <table:table-cell office:value-type="float" office:value="2"/>
            <table:table-cell office:value-type="float" office:value="2.5926010000000002"/>
            <table:table-cell office:value-type="float" office:value="2"/>
            <table:table-cell office:value-type="float" office:value="2.6099079999999999"/>
            <table:table-cell office:value-type="float" office:value="2"/>
            <table:table-cell office:value-type="float" office:value="1.9274880000000001"/>
            <table:table-cell office:value-type="float" office:value="2"/>
            <table:table-cell office:value-type="float" office:value="2.624269"/>
            <table:table-cell office:value-type="float" office:value="2"/>
            <table:table-cell office:value-type="float" office:value="2.6371500000000001"/>
            <table:table-cell office:value-type="float" office:value="2"/>
            <table:table-cell office:value-type="float" office:value="2.6495289999999998"/>
            <table:table-cell office:value-type="float" office:value="2"/>
            <table:table-cell office:value-type="float" office:value="2.6007250000000002"/>
            <table:table-cell office:value-type="float" office:value="2"/>
            <table:table-cell office:value-type="float" office:value="2.385564"/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